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6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66c52" officeooo:paragraph-rsid="00266c52" fo:background-color="#fff20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8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20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1a5d78"/>
    </style:style>
    <style:style style:name="P26" style:family="paragraph" style:parent-style-name="Standard" style:list-style-name="L5">
      <style:paragraph-properties fo:text-align="justify" style:justify-single-word="false"/>
      <style:text-properties officeooo:paragraph-rsid="001c669e"/>
    </style:style>
    <style:style style:name="P27" style:family="paragraph" style:parent-style-name="Standard" style:list-style-name="L10">
      <style:paragraph-properties fo:text-align="justify" style:justify-single-word="false"/>
      <style:text-properties officeooo:paragraph-rsid="001f8596"/>
    </style:style>
    <style:style style:name="P28" style:family="paragraph" style:parent-style-name="Standard" style:list-style-name="L10">
      <style:paragraph-properties fo:text-align="justify" style:justify-single-word="false"/>
      <style:text-properties officeooo:paragraph-rsid="0020d44f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1a5d78" officeooo:paragraph-rsid="001a5d78"/>
    </style:style>
    <style:style style:name="P30" style:family="paragraph" style:parent-style-name="Standard" style:list-style-name="L10">
      <style:paragraph-properties fo:text-align="justify" style:justify-single-word="false"/>
      <style:text-properties officeooo:rsid="001f8596" officeooo:paragraph-rsid="001f8596"/>
    </style:style>
    <style:style style:name="P31" style:family="paragraph" style:parent-style-name="Standard" style:list-style-name="L10">
      <style:paragraph-properties fo:text-align="justify" style:justify-single-word="false"/>
      <style:text-properties officeooo:rsid="0020d44f" officeooo:paragraph-rsid="0020d44f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20d44f" officeooo:paragraph-rsid="0020d44f" style:font-weight-asian="bold" style:font-weight-complex="bold"/>
    </style:style>
    <style:style style:name="P33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4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0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3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44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T1" style:family="text">
      <style:text-properties style:font-name="Noto Mono" fo:font-weight="normal" officeooo:rsid="001a5d78" fo:background-color="transparent" loext:char-shading-value="0" style:font-weight-asian="normal" style:font-weight-complex="normal"/>
    </style:style>
    <style:style style:name="T2" style:family="text">
      <style:text-properties style:font-name="Noto Mono" fo:font-weight="normal" fo:background-color="transparent" loext:char-shading-value="0" style:font-weight-asian="normal" style:font-weight-complex="normal"/>
    </style:style>
    <style:style style:name="T3" style:family="text">
      <style:text-properties style:font-name="Noto Mono" fo:font-weight="normal" officeooo:rsid="001c669e" fo:background-color="transparent" loext:char-shading-value="0" style:font-weight-asian="normal" style:font-weight-complex="normal"/>
    </style:style>
    <style:style style:name="T4" style:family="text">
      <style:text-properties style:font-name="Noto Mono" fo:font-weight="normal" officeooo:rsid="001f8596" fo:background-color="transparent" loext:char-shading-value="0" style:font-weight-asian="normal" style:font-weight-complex="normal"/>
    </style:style>
    <style:style style:name="T5" style:family="text">
      <style:text-properties style:font-name="Noto Mono" fo:font-weight="normal" officeooo:rsid="0020d44f" fo:background-color="transparent" loext:char-shading-value="0" style:font-weight-asian="normal" style:font-weight-complex="normal"/>
    </style:style>
    <style:style style:name="T6" style:family="text">
      <style:text-properties style:font-name="Noto Mono" fo:background-color="transparent" loext:char-shading-value="0"/>
    </style:style>
    <style:style style:name="T7" style:family="text">
      <style:text-properties officeooo:rsid="001e441d"/>
    </style:style>
    <style:style style:name="T8" style:family="text">
      <style:text-properties officeooo:rsid="001f8596"/>
    </style:style>
    <style:style style:name="T9" style:family="text">
      <style:text-properties fo:color="#ff79c6"/>
    </style:style>
    <style:style style:name="T10" style:family="text">
      <style:text-properties fo:color="#ff79c6" fo:font-size="12pt"/>
    </style:style>
    <style:style style:name="T11" style:family="text">
      <style:text-properties fo:color="#e1e1e6"/>
    </style:style>
    <style:style style:name="T12" style:family="text">
      <style:text-properties fo:color="#e1e1e6" fo:font-size="12pt"/>
    </style:style>
    <style:style style:name="T13" style:family="text">
      <style:text-properties fo:color="#e1e1e6" fo:font-size="10pt" style:font-size-asian="10pt" style:font-size-complex="10pt"/>
    </style:style>
    <style:style style:name="T14" style:family="text">
      <style:text-properties fo:color="#e7de79"/>
    </style:style>
    <style:style style:name="T15" style:family="text">
      <style:text-properties fo:color="#67e480"/>
    </style:style>
    <style:style style:name="T16" style:family="text">
      <style:text-properties fo:color="#67e480" fo:font-size="12pt"/>
    </style:style>
    <style:style style:name="T17" style:family="text">
      <style:text-properties fo:color="#67e480" fo:font-size="10pt" style:font-size-asian="10pt" style:font-size-complex="10pt"/>
    </style:style>
    <style:style style:name="T18" style:family="text">
      <style:text-properties fo:color="#78d1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UNCHBASE</text:p>
      <text:p text:style-name="P2">Fase 01</text:p>
      <text:p text:style-name="P2">Preparação e Estudos</text:p>
      <text:list xml:id="list219310546" text:style-name="L1">
        <text:list-item>
          <text:p text:style-name="P1">Instruções Básicas</text:p>
        </text:list-item>
        <text:list-item>
          <text:p text:style-name="P1">Fortalecendo sua mentalidade</text:p>
        </text:list-item>
      </text:list>
      <text:p text:style-name="P12"/>
      <text:p text:style-name="P9">Como estudar?</text:p>
      <text:p text:style-name="P12"/>
      <text:list xml:id="list3944781136" text:style-name="L2">
        <text:list-item>
          <text:list>
            <text:list-item>
              <text:p text:style-name="P25"><text:span text:style-name="T1">Não estude o mínimo Necessário, faça mais do que o que foi pedido;</text:span></text:p>
            </text:list-item>
            <text:list-item>
              <text:p text:style-name="P25"><text:span text:style-name="T1">Aprenda a ser pesquisador e não seguir somente receita;</text:span></text:p>
            </text:list-item>
            <text:list-item>
              <text:p text:style-name="P29"><text:span text:style-name="T2">Aprenda a se desafiar;</text:span></text:p>
            </text:list-item>
            <text:list-item>
              <text:p text:style-name="P29"><text:span text:style-name="T2">Pode ser simples, mas não vai ser fácil;</text:span></text:p>
            </text:list-item>
            <text:list-item>
              <text:p text:style-name="P29"><text:span text:style-name="T2">Como você lida com a dor?</text:span></text:p>
            </text:list-item>
            <text:list-item>
              <text:p text:style-name="P29"><text:span text:style-name="T2">Esforço;</text:span></text:p>
            </text:list-item>
            <text:list-item>
              <text:p text:style-name="P29"><text:span text:style-name="T2">Você não precisa de mais material, você precisa aprender a estudar;</text:span></text:p>
            </text:list-item>
            <text:list-item>
              <text:p text:style-name="P29"><text:span text:style-name="T2">Revisão/Repetição;</text:span></text:p>
            </text:list-item>
            <text:list-item>
              <text:p text:style-name="P29"><text:span text:style-name="T2">Comparações x Evolução;</text:span></text:p>
            </text:list-item>
            <text:list-item>
              <text:p text:style-name="P29"><text:span text:style-name="T2">Controle de ansiedade:</text:span></text:p>
              <text:list>
                <text:list-item>
                  <text:p text:style-name="P29"><text:span text:style-name="T2">Medo do desconhecido;</text:span></text:p>
                </text:list-item>
                <text:list-item>
                  <text:p text:style-name="P29"><text:span text:style-name="T2">Querer chegar logo no destino;</text:span></text:p>
                  <text:list>
                    <text:list-item>
                      <text:p text:style-name="P29"><text:span text:style-name="T2">Maratona x Corrida de 100 metros;</text:span></text:p>
                    </text:list-item>
                  </text:list>
                </text:list-item>
                <text:list-item>
                  <text:p text:style-name="P29"><text:span text:style-name="T2">Quebre em pequenos pedaços;</text:span></text:p>
                </text:list-item>
                <text:list-item>
                  <text:p text:style-name="P29"><text:span text:style-name="T2">uso de ferramentas: Checklist, Mapa mental (Notion.so, Whimsical).</text:span></text:p>
                </text:list-item>
              </text:list>
            </text:list-item>
          </text:list>
        </text:list-item>
      </text:list>
      <text:p text:style-name="P12"/>
      <text:p text:style-name="P12"/>
      <text:list xml:id="list170542472010565" text:continue-list="list219310546" text:style-name="L1">
        <text:list-item>
          <text:p text:style-name="P1">Cronograma de Estudos(conceitos)</text:p>
        </text:list-item>
      </text:list>
      <text:p text:style-name="P13"/>
      <text:list xml:id="list3943043817" text:style-name="L3">
        <text:list-item>
          <text:p text:style-name="P14">Você precis ter um tempo separado para estudo;</text:p>
        </text:list-item>
        <text:list-item>
          <text:p text:style-name="P14">Concentração x Interrupções;</text:p>
        </text:list-item>
        <text:list-item>
          <text:p text:style-name="P14">Pomodoro.</text:p>
        </text:list-item>
      </text:list>
      <text:p text:style-name="P13"/>
      <text:list xml:id="list170541923238689" text:continue-list="list170542472010565" text:style-name="L1">
        <text:list-item>
          <text:p text:style-name="P1">Fixação de Conteúdo</text:p>
        </text:list-item>
      </text:list>
      <text:p text:style-name="P13"/>
      <text:list xml:id="list3254415287" text:style-name="L4">
        <text:list-item>
          <text:p text:style-name="P15">Assistir aula basta? Garantido que você vai perder tempo: Só assistir e não colocar em prática;</text:p>
        </text:list-item>
        <text:list-item>
          <text:p text:style-name="P15">Entender, Codar, Revisar, Repetir;</text:p>
        </text:list-item>
        <text:list-item>
          <text:p text:style-name="P15">Saber buscar respostas *google, seus próprios códigos;]Ajudar outros, explicar, debater em grupo;</text:p>
        </text:list-item>
        <text:list-item>
          <text:p text:style-name="P15">ENSINAR, Posts em blog, Vídeos, Podcasts;</text:p>
        </text:list-item>
        <text:list-item>
          <text:p text:style-name="P15">Projetos pessoais, prática, experiência</text:p>
        </text:list-item>
      </text:list>
      <text:p text:style-name="P13"/>
      <text:list xml:id="list170542970935654" text:continue-list="list170541923238689" text:style-name="L1">
        <text:list-item>
          <text:p text:style-name="P1">Resultado para a Carreira</text:p>
        </text:list-item>
      </text:list>
      <text:p text:style-name="P16"/>
      <text:list xml:id="list20558663" text:style-name="L5">
        <text:list-item>
          <text:p text:style-name="P17">Não espere o certificado;</text:p>
        </text:list-item>
        <text:list-item>
          <text:p text:style-name="P17">Projetos no GitHub:</text:p>
          <text:list>
            <text:list-item>
              <text:p text:style-name="P26"><text:span text:style-name="T3">README.md;</text:span></text:p>
            </text:list-item>
          </text:list>
        </text:list-item>
        <text:list-item>
          <text:p text:style-name="P17">Arrume seu Linkedin:</text:p>
          <text:list>
            <text:list-item>
              <text:p text:style-name="P17">Sua apresentação pessoal, você é seu produto;</text:p>
            </text:list-item>
            <text:list-item>
              <text:p text:style-name="P17"><text:soft-page-break/>Fotos, descrição, palavras chaves, posts semanais;</text:p>
            </text:list-item>
          </text:list>
        </text:list-item>
        <text:list-item>
          <text:p text:style-name="P17">Ajude outros em outras na nossa comunidade e em outras também;</text:p>
        </text:list-item>
        <text:list-item>
          <text:p text:style-name="P17">Você precisa ser visto.</text:p>
        </text:list-item>
      </text:list>
      <text:p text:style-name="P16"/>
      <text:list xml:id="list170543140549856" text:continue-list="list170542970935654" text:style-name="L1">
        <text:list-item>
          <text:p text:style-name="P1">Projetos Pessoais</text:p>
        </text:list-item>
      </text:list>
      <text:p text:style-name="P16"/>
      <text:list xml:id="list426127140" text:style-name="L6">
        <text:list-item>
          <text:p text:style-name="P18">Observe pessoas próximas a você e como você pode ajudar;</text:p>
        </text:list-item>
        <text:list-item>
          <text:p text:style-name="P18">Pequenos pedaços de um projeto grande;</text:p>
        </text:list-item>
        <text:list-item>
          <text:p text:style-name="P18">App ideias (github);</text:p>
        </text:list-item>
        <text:list-item>
          <text:p text:style-name="P18">MVP imediato;</text:p>
        </text:list-item>
        <text:list-item>
          <text:p text:style-name="P18">dribb<text:span text:style-name="T7">b</text:span>le / pinterest;</text:p>
        </text:list-item>
        <text:list-item>
          <text:p text:style-name="P18">figma para app / whimsical.</text:p>
        </text:list-item>
      </text:list>
      <text:p text:style-name="P16"/>
      <text:list xml:id="list170541356514717" text:continue-list="list170543140549856" text:style-name="L1">
        <text:list-item>
          <text:p text:style-name="P1">Cronograma na Prática</text:p>
        </text:list-item>
      </text:list>
      <text:p text:style-name="P19"/>
      <text:list xml:id="list1135794260" text:style-name="L7">
        <text:list-item>
          <text:p text:style-name="P20">Notion (Cronograma Semanal):</text:p>
          <text:list>
            <text:list-item>
              <text:p text:style-name="P20">/table full page;</text:p>
            </text:list-item>
            <text:list-item>
              <text:p text:style-name="P20">Dia da semana – Hora de início – Hora de término</text:p>
            </text:list-item>
          </text:list>
        </text:list-item>
        <text:list-item>
          <text:p text:style-name="P20">Cronograma da turma:</text:p>
          <text:list>
            <text:list-item>
              <text:p text:style-name="P20">/calendar;</text:p>
            </text:list-item>
            <text:list-item>
              <text:p text:style-name="P20">*Nenhum plano sobrevive ao campo de batalha;</text:p>
            </text:list-item>
            <text:list-item>
              <text:p text:style-name="P20">Faça o seu cronograma, e não siga o cronograma de liber</text:p>
            </text:list-item>
          </text:list>
        </text:list-item>
        <text:list-item>
          <text:p text:style-name="P20">Lista de tarefas;</text:p>
        </text:list-item>
        <text:list-item>
          <text:p text:style-name="P20">Mind Maps.</text:p>
        </text:list-item>
      </text:list>
      <text:p text:style-name="P19"/>
      <text:p text:style-name="P41">LAUNCHBASE</text:p>
      <text:p text:style-name="P3">Fase 01</text:p>
      <text:p text:style-name="P5">Ambiente de Desenvolvimento</text:p>
      <text:list xml:id="list2905057986" text:style-name="L8">
        <text:list-item>
          <text:p text:style-name="P6">Ambiente macOS</text:p>
        </text:list-item>
        <text:list-item>
          <text:p text:style-name="P6">Ambiente Windows</text:p>
        </text:list-item>
        <text:list-item>
          <text:p text:style-name="P6">Ambiente linux</text:p>
        </text:list-item>
      </text:list>
      <text:p text:style-name="P10"/>
      <text:p text:style-name="P10">Node.js</text:p>
      <text:p text:style-name="P10"/>
      <text:p text:style-name="P21">Para começar vamos instalar o Node.js para executar nossos códigos criados com JavaScript, para</text:p>
      <text:p text:style-name="P21">isso, de acordo com sua versão do Linux, utilize os passos de instalação abaixo:</text:p>
      <text:p text:style-name="P21"/>
      <text:p text:style-name="P21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21"/>
      <text:p text:style-name="P10">Visual Studio Code</text:p>
      <text:p text:style-name="P10"/>
      <text:p text:style-name="P21">Para escrever nosso código utilizaremos o Visual Studio Code, um editor de códigos muito completo,</text:p>
      <text:p text:style-name="P21">principalmente para JavaScript:</text:p>
      <text:p text:style-name="P21"/>
      <text:p text:style-name="P21"><text:a xlink:type="simple" xlink:href="https://code.visualstudio.com/download" text:style-name="Internet_20_link" text:visited-style-name="Visited_20_Internet_20_Link">https://code.visualstudio.com/download</text:a></text:p>
      <text:p text:style-name="P21"/>
      <text:p text:style-name="P10">Google Chrome</text:p>
      <text:p text:style-name="P21"/>
      <text:p text:style-name="P21">Para visualizar nossas aplicações iremos utilizar o browser Google Chrome:</text:p>
      <text:p text:style-name="P21"/>
      <text:p text:style-name="P21"><text:a xlink:type="simple" xlink:href="https://www.google.com/intl/pt-BR/chrome/" text:style-name="Internet_20_link" text:visited-style-name="Visited_20_Internet_20_Link">https://www.google.com/intl/pt-BR/chrome/</text:a></text:p>
      <text:p text:style-name="P21"/>
      <text:p text:style-name="P21"/>
      <text:p text:style-name="P42">LAUNCHBASE</text:p>
      <text:p text:style-name="P4">Fase 0<text:span text:style-name="T8">2</text:span></text:p>
      <text:p text:style-name="P8">Introdução à programação WEB</text:p>
      <text:list xml:id="list3464831217" text:style-name="L9">
        <text:list-item>
          <text:p text:style-name="P7">Iniciando com a programação web</text:p>
        </text:list-item>
      </text:list>
      <text:p text:style-name="P21"/>
      <text:p text:style-name="P10">O que é programação?</text:p>
      <text:list xml:id="list2758849169" text:style-name="L10">
        <text:list-item>
          <text:p text:style-name="P27"><text:span text:style-name="T4">Ensinar o computador;</text:span></text:p>
        </text:list-item>
        <text:list-item>
          <text:p text:style-name="P30"><text:span text:style-name="T2">Algoritmos</text:span></text:p>
          <text:list>
            <text:list-item>
              <text:p text:style-name="P27"><text:span text:style-name="T4">Conjunto de regras;</text:span></text:p>
            </text:list-item>
          </text:list>
        </text:list-item>
        <text:list-item>
          <text:p text:style-name="P30"><text:span text:style-name="T2">Softwares;</text:span></text:p>
        </text:list-item>
        <text:list-item>
          <text:p text:style-name="P30"><text:span text:style-name="T2">Linguagem;</text:span></text:p>
        </text:list-item>
      </text:list>
      <text:p text:style-name="P32"><text:span text:style-name="T6">Linguagens de Programação:</text:span></text:p>
      <text:list xml:id="list170541350290823" text:continue-numbering="true" text:style-name="L10">
        <text:list-item>
          <text:p text:style-name="P31"><text:span text:style-name="T2">Diversas:</text:span></text:p>
          <text:list>
            <text:list-item>
              <text:p text:style-name="P31"><text:span text:style-name="T2">Python;</text:span></text:p>
            </text:list-item>
            <text:list-item>
              <text:p text:style-name="P31"><text:span text:style-name="T2">Java;</text:span></text:p>
            </text:list-item>
            <text:list-item>
              <text:p text:style-name="P31"><text:span text:style-name="T2">PHP;</text:span></text:p>
            </text:list-item>
            <text:list-item>
              <text:p text:style-name="P31"><text:span text:style-name="T2">JavaScript.</text:span></text:p>
            </text:list-item>
          </text:list>
        </text:list-item>
        <text:list-item>
          <text:p text:style-name="P31"><text:span text:style-name="T2">Tipos de aplicativos:</text:span></text:p>
          <text:list>
            <text:list-item>
              <text:p text:style-name="P31"><text:span text:style-name="T2">Desktop;</text:span></text:p>
            </text:list-item>
            <text:list-item>
              <text:p text:style-name="P31"><text:span text:style-name="T2">Web;</text:span></text:p>
            </text:list-item>
            <text:list-item>
              <text:p text:style-name="P31"><text:span text:style-name="T2">Mobile.</text:span></text:p>
            </text:list-item>
          </text:list>
        </text:list-item>
      </text:list>
      <text:p text:style-name="P32"><text:span text:style-name="T6">Por que JavaScript?</text:span></text:p>
      <text:list xml:id="list170543339481726" text:continue-numbering="true" text:style-name="L10">
        <text:list-item>
          <text:list>
            <text:list-item>
              <text:p text:style-name="P31"><text:span text:style-name="T2">Moderna:</text:span></text:p>
              <text:list>
                <text:list-item>
                  <text:p text:style-name="P28"><text:span text:style-name="T5">Comunidade;</text:span></text:p>
                </text:list-item>
                <text:list-item>
                  <text:p text:style-name="P31"><text:span text:style-name="T2">Popularidade</text:span></text:p>
                </text:list-item>
              </text:list>
            </text:list-item>
            <text:list-item>
              <text:p text:style-name="P31"><text:span text:style-name="T2">Está em todos os lugares;</text:span></text:p>
            </text:list-item>
            <text:list-item>
              <text:p text:style-name="P31"><text:span text:style-name="T2">Fácil:</text:span></text:p>
              <text:list>
                <text:list-item>
                  <text:p text:style-name="P31"><text:span text:style-name="T2">De escrever;</text:span></text:p>
                </text:list-item>
                <text:list-item>
                  <text:p text:style-name="P31"><text:span text:style-name="T2">De aprender.</text:span></text:p>
                </text:list-item>
              </text:list>
            </text:list-item>
          </text:list>
        </text:list-item>
      </text:list>
      <text:p text:style-name="P32"><text:span text:style-name="T6">Como programar?</text:span></text:p>
      <text:list xml:id="list170541821903241" text:continue-numbering="true" text:style-name="L10">
        <text:list-item>
          <text:list>
            <text:list-item>
              <text:list>
                <text:list-item>
                  <text:p text:style-name="P31"><text:span text:style-name="T2">Aprender a linguagem;</text:span></text:p>
                </text:list-item>
                <text:list-item>
                  <text:p text:style-name="P31"><text:span text:style-name="T2">Ter um ambiente de desenvolvimento;</text:span></text:p>
                </text:list-item>
                <text:list-item>
                  <text:p text:style-name="P31"><text:span text:style-name="T2">Codar!</text:span></text:p>
                </text:list-item>
              </text:list>
            </text:list-item>
          </text:list>
        </text:list-item>
      </text:list>
      <text:p text:style-name="P21"/>
      <text:list xml:id="list170541727974076" text:continue-list="list3464831217" text:style-name="L9">
        <text:list-item>
          <text:p text:style-name="P7">Iniciando no JavaScript</text:p>
        </text:list-item>
      </text:list>
      <text:p text:style-name="P22"/>
      <text:p text:style-name="P35"><text:span text:style-name="T9">const</text:span> nome <text:span text:style-name="T9">=</text:span> <text:span text:style-name="T14">'Thiago Bootcamp'</text:span></text:p>
      <text:p text:style-name="P33"><text:span text:style-name="T13">console.</text:span><text:span text:style-name="T17">log</text:span><text:span text:style-name="T13">(nome)</text:span></text:p>
      <text:p text:style-name="P22"/>
      <text:list xml:id="list170543126269236" text:continue-numbering="true" text:style-name="L9">
        <text:list-item>
          <text:p text:style-name="P7">Comentários, Strings e Numbers</text:p>
        </text:list-item>
      </text:list>
      <text:p text:style-name="P23"/>
      <text:p text:style-name="P38">// Criar um programa que calcula a média</text:p>
      <text:p text:style-name="P39">// das notas entre alunos e envia</text:p>
      <text:p text:style-name="P39">// mensagem do cálculo da média.</text:p>
      <text:p text:style-name="P40"/>
      <text:p text:style-name="P37"><text:span text:style-name="T9">const</text:span> aluno01 <text:span text:style-name="T9">=</text:span> <text:span text:style-name="T14">'Thiago'</text:span></text:p>
      <text:p text:style-name="P37"><text:span text:style-name="T9">const</text:span> aluno02 <text:span text:style-name="T9">=</text:span> <text:span text:style-name="T14">"Carlos"</text:span></text:p>
      <text:p text:style-name="P37"><text:span text:style-name="T9">const</text:span> aluno03 <text:span text:style-name="T9">=</text:span> <text:span text:style-name="T14">`Valeska e </text:span><text:span text:style-name="T9">${</text:span>aluno01<text:span text:style-name="T9">}</text:span><text:span text:style-name="T14">`</text:span></text:p>
      <text:p text:style-name="P37"><text:span text:style-name="T9">const</text:span> notaAluno01 <text:span text:style-name="T9">=</text:span> <text:span text:style-name="T18">9.8</text:span></text:p>
      <text:p text:style-name="P37"><text:span text:style-name="T9">const</text:span> notaAluno02 <text:span text:style-name="T9">=</text:span> <text:span text:style-name="T18">10</text:span></text:p>
      <text:p text:style-name="P40"><text:soft-page-break/></text:p>
      <text:p text:style-name="P37">console.<text:span text:style-name="T15">log</text:span>(aluno03)</text:p>
      <text:p text:style-name="P37">console.<text:span text:style-name="T15">log</text:span>(<text:span text:style-name="T9">typeof</text:span> aluno01)</text:p>
      <text:p text:style-name="P34"><text:span text:style-name="T11">console.</text:span><text:span text:style-name="T15">log</text:span><text:span text:style-name="T11">(</text:span><text:span text:style-name="T9">typeof</text:span><text:span text:style-name="T11"> notaAluno01)</text:span></text:p>
      <text:p text:style-name="P23"/>
      <text:list xml:id="list170542896673325" text:continue-numbering="true" text:style-name="L9">
        <text:list-item>
          <text:p text:style-name="P7">Fazendo cálculos com JavaScript</text:p>
        </text:list-item>
      </text:list>
      <text:p text:style-name="P24"/>
      <text:p text:style-name="P36"><text:span text:style-name="T9">const</text:span> aluno01 <text:span text:style-name="T9">=</text:span> <text:span text:style-name="T14">'Thiago'</text:span></text:p>
      <text:p text:style-name="P37"><text:span text:style-name="T9">const</text:span> aluno02 <text:span text:style-name="T9">=</text:span> <text:span text:style-name="T14">'Carlos'</text:span></text:p>
      <text:p text:style-name="P37"><text:span text:style-name="T9">const</text:span> aluno03 <text:span text:style-name="T9">=</text:span> <text:span text:style-name="T14">'Fulano'</text:span></text:p>
      <text:p text:style-name="P37"><text:span text:style-name="T9">const</text:span> notaAluno01 <text:span text:style-name="T9">=</text:span> <text:span text:style-name="T18">9.8</text:span></text:p>
      <text:p text:style-name="P37"><text:span text:style-name="T9">const</text:span> notaAluno02 <text:span text:style-name="T9">=</text:span> <text:span text:style-name="T18">10</text:span></text:p>
      <text:p text:style-name="P37"><text:span text:style-name="T9">const</text:span> notaAluno03 <text:span text:style-name="T9">=</text:span> <text:span text:style-name="T18">2</text:span></text:p>
      <text:p text:style-name="P40"/>
      <text:p text:style-name="P37"><text:span text:style-name="T9">const</text:span> media <text:span text:style-name="T9">=</text:span> (notaAluno01 <text:span text:style-name="T9">+</text:span> notaAluno02 <text:span text:style-name="T9">+</text:span> notaAluno03) <text:span text:style-name="T9">/</text:span> <text:span text:style-name="T18">3</text:span></text:p>
      <text:p text:style-name="P40"/>
      <text:p text:style-name="P34"><text:span text:style-name="T11">console.</text:span><text:span text:style-name="T15">log</text:span><text:span text:style-name="T11">(media)</text:span></text:p>
      <text:p text:style-name="P24"/>
      <text:list xml:id="list170542568985511" text:continue-numbering="true" text:style-name="L9">
        <text:list-item>
          <text:p text:style-name="P7">Condicionais</text:p>
        </text:list-item>
      </text:list>
      <text:p text:style-name="P24"/>
      <text:p text:style-name="P36"><text:span text:style-name="T9">const</text:span> aluno01 <text:span text:style-name="T9">=</text:span> <text:span text:style-name="T14">'Thiago'</text:span></text:p>
      <text:p text:style-name="P37"><text:span text:style-name="T9">const</text:span> notaAluno01 <text:span text:style-name="T9">=</text:span> <text:span text:style-name="T18">9.8</text:span></text:p>
      <text:p text:style-name="P40"/>
      <text:p text:style-name="P37"><text:span text:style-name="T9">const</text:span> aluno02 <text:span text:style-name="T9">=</text:span> <text:span text:style-name="T14">'Carlos'</text:span></text:p>
      <text:p text:style-name="P37"><text:span text:style-name="T9">const</text:span> notaAluno02 <text:span text:style-name="T9">=</text:span> <text:span text:style-name="T18">10</text:span></text:p>
      <text:p text:style-name="P40"/>
      <text:p text:style-name="P37"><text:span text:style-name="T9">const</text:span> aluno03 <text:span text:style-name="T9">=</text:span> <text:span text:style-name="T14">'Fulano'</text:span></text:p>
      <text:p text:style-name="P37"><text:span text:style-name="T9">const</text:span> notaAluno03 <text:span text:style-name="T9">=</text:span> <text:span text:style-name="T18">2</text:span></text:p>
      <text:p text:style-name="P40"/>
      <text:p text:style-name="P37"><text:span text:style-name="T9">const</text:span> media <text:span text:style-name="T9">=</text:span> (notaAluno01 <text:span text:style-name="T9">+</text:span> notaAluno02 <text:span text:style-name="T9">+</text:span> notaAluno03) <text:span text:style-name="T9">/</text:span> <text:span text:style-name="T18">3</text:span></text:p>
      <text:p text:style-name="P40"/>
      <text:p text:style-name="P39">// Se a média for maior que 5, parabenizar a turma</text:p>
      <text:p text:style-name="P37"><text:span text:style-name="T9">if</text:span> (media <text:span text:style-name="T9">&gt;</text:span> <text:span text:style-name="T18">5</text:span>) {</text:p>
      <text:p text:style-name="P37"><text:tab/>console.<text:span text:style-name="T15">log</text:span>(<text:span text:style-name="T14">`A média foi de </text:span><text:span text:style-name="T9">${</text:span>media<text:span text:style-name="T9">}</text:span><text:span text:style-name="T14">. Parabéns!`</text:span>)</text:p>
      <text:p text:style-name="P37">} <text:span text:style-name="T9">else</text:span> {</text:p>
      <text:p text:style-name="P37"><text:tab/>console.<text:span text:style-name="T15">log</text:span>(<text:span text:style-name="T14">`A média é menor que 5!`</text:span>)</text:p>
      <text:p text:style-name="P34"><text:span text:style-name="T11">}</text:span></text:p>
      <text:p text:style-name="P24"/>
      <text:list xml:id="list170542151427943" text:continue-numbering="true" text:style-name="L9">
        <text:list-item>
          <text:p text:style-name="P7">Operadores relacionais e comparativos</text:p>
        </text:list-item>
      </text:list>
      <text:p text:style-name="P11">asdfasdfasdfasdfasdfasdfasdfasdfasdfasdfasdfasdfasdfasdfasdfasdf</text:p>
      <text:list xml:id="list170541343069430" text:continue-numbering="true" text:style-name="L9">
        <text:list-item>
          <text:p text:style-name="P7">Operadores lógicos e aritméticos</text:p>
        </text:list-item>
        <text:list-item>
          <text:p text:style-name="P7">Desafio 1-1</text:p>
        </text:list-item>
        <text:list-item>
          <text:p text:style-name="P7">Objetos</text:p>
        </text:list-item>
        <text:list-item>
          <text:p text:style-name="P43">Vetores</text:p>
        </text:list-item>
        <text:list-item>
          <text:p text:style-name="P44">Desafio 1-2</text:p>
        </text:list-item>
        <text:list-item>
          <text:p text:style-name="P44">Funções e métodos</text:p>
        </text:list-item>
        <text:list-item>
          <text:p text:style-name="P44">Estrutura de repetição</text:p>
        </text:list-item>
        <text:list-item>
          <text:p text:style-name="P44"><text:soft-page-break/>Escopos</text:p>
        </text:list-item>
        <text:list-item>
          <text:p text:style-name="P44">Desafio 1-3</text:p>
        </text:list-item>
        <text:list-item>
          <text:p text:style-name="P44">Boleanos</text:p>
        </text:list-item>
        <text:list-item>
          <text:p text:style-name="P44">Organização, padronização e escrita</text:p>
        </text:list-item>
        <text:list-item>
          <text:p text:style-name="P44">Desafio 1-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8e86a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0-21T17:05:41.140681028</dc:date>
    <meta:editing-duration>PT27M51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6" meta:paragraph-count="158" meta:word-count="716" meta:character-count="4371" meta:non-whitespace-character-count="3907"/>
  </office:meta>
</office:document-meta>
</file>